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eede" officeooo:paragraph-rsid="003deede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eede" officeooo:paragraph-rsid="0041af02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fd4b1" officeooo:paragraph-rsid="003fd4b1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3deede" officeooo:paragraph-rsid="0041af02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3deede" officeooo:paragraph-rsid="003deede" style:font-style-asian="normal" style:font-weight-asian="normal" style:font-style-complex="normal" style:font-weight-complex="normal"/>
    </style:style>
    <style:style style:name="T1" style:family="text">
      <style:text-properties officeooo:rsid="0041af02"/>
    </style:style>
    <style:style style:name="T2" style:family="text">
      <style:text-properties officeooo:rsid="004250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usic Format</text:p>
      <text:p text:style-name="P1"/>
      <text:p text:style-name="P1"/>
      <text:p text:style-name="P1"/>
      <text:p text:style-name="P1">//<text:tab/><text:tab/><text:tab/><text:tab/>Comments</text:p>
      <text:p text:style-name="P1">&lt;key&gt; := &lt;value&gt; <text:tab/><text:tab/>Sets assignments (see JSON format)</text:p>
      <text:p text:style-name="P1"/>
      <text:p text:style-name="P1">Any other non blank lines are bars separated by |</text:p>
      <text:p text:style-name="P1">Empty bars are ignored, so if you want an empty bar put a rest in it.</text:p>
      <text:p text:style-name="P1"/>
      <text:p text:style-name="P1">Dulcimer Fretting : 0123456789TLWHUIXV</text:p>
      <text:p text:style-name="P1"/>
      <text:p text:style-name="P1">Ocarina Notes : abcdefgABCDEFG </text:p>
      <text:p text:style-name="P1"/>
      <text:p text:style-name="P1">&amp; means no note (e.g. rest)</text:p>
      <text:p text:style-name="P1"/>
      <text:p text:style-name="P1">Can be post modified by # or + increasing by one half tone (e.g. C → C#, 6 → 6+)</text:p>
      <text:p text:style-name="P1"/>
      <text:p text:style-name="P1">Grouped together (e.g. 472 6+LW)</text:p>
      <text:p text:style-name="P1"/>
      <text:p text:style-name="P3">If too many left justify with 0 so 6 is 006 ; except if &amp; rest which left justifies with &amp;</text:p>
      <text:p text:style-name="P3"/>
      <text:p text:style-name="P4">Modifiers <text:span text:style-name="T2">(standard advance one beat)</text:span></text:p>
      <text:p text:style-name="P4"/>
      <text:p text:style-name="P2">-<text:tab/><text:span text:style-name="T1">-0.5</text:span></text:p>
      <text:p text:style-name="P2">= <text:tab/><text:span text:style-name="T1">-0.75</text:span></text:p>
      <text:p text:style-name="P2">o <text:tab/><text:span text:style-name="T1">+1</text:span></text:p>
      <text:p text:style-name="P2">.<text:tab/><text:span text:style-name="T1">+0.5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3:03:05.841141784</meta:creation-date>
    <dc:date>2017-03-11T22:36:36.410951171</dc:date>
    <meta:editing-duration>PT2H56M48S</meta:editing-duration>
    <meta:editing-cycles>51</meta:editing-cycles>
    <meta:generator>LibreOffice/5.3.0.3$Linux_X86_64 LibreOffice_project/30m0$Build-3</meta:generator>
    <meta:document-statistic meta:table-count="0" meta:image-count="0" meta:object-count="0" meta:page-count="1" meta:paragraph-count="16" meta:word-count="111" meta:character-count="557" meta:non-whitespace-character-count="454"/>
  </office:meta>
</office:document-meta>
</file>